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X = </text:p>
          </table:table-cell>
          <table:table-cell office:value-type="string" calcext:value-type="string">
            <text:p>Y = </text:p>
          </table:table-cell>
          <table:table-cell office:value-type="string" calcext:value-type="string">
            <text:p>U =</text:p>
          </table:table-cell>
          <table:table-cell office:value-type="string" calcext:value-type="string">
            <text:p>U* =</text:p>
          </table:table-cell>
          <table:table-cell office:value-type="string" calcext:value-type="string">
            <text:p>|U - U*|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71828" calcext:value-type="float">
            <text:p>3,7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48169" calcext:value-type="float">
            <text:p>5,48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38906" calcext:value-type="float">
            <text:p>8,38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1825" calcext:value-type="float">
            <text:p>13,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.0855" calcext:value-type="float">
            <text:p>21,0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4.367" calcext:value-type="float">
            <text:p>4,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6.1515" calcext:value-type="float">
            <text:p>6,1515</text:p>
          </table:table-cell>
          <table:table-cell office:value-type="float" office:value="6.13041" calcext:value-type="float">
            <text:p>6,13041</text:p>
          </table:table-cell>
          <table:table-cell office:value-type="float" office:value="0.0210854" calcext:value-type="float">
            <text:p>0,02108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9.07057" calcext:value-type="float">
            <text:p>9,07057</text:p>
          </table:table-cell>
          <table:table-cell office:value-type="float" office:value="9.03778" calcext:value-type="float">
            <text:p>9,03778</text:p>
          </table:table-cell>
          <table:table-cell office:value-type="float" office:value="0.0327903" calcext:value-type="float">
            <text:p>0,032790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office:value-type="float" office:value="13.8649" calcext:value-type="float">
            <text:p>13,8649</text:p>
          </table:table-cell>
          <table:table-cell office:value-type="float" office:value="13.8312" calcext:value-type="float">
            <text:p>13,8312</text:p>
          </table:table-cell>
          <table:table-cell office:value-type="float" office:value="0.0336961" calcext:value-type="float">
            <text:p>0,0336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21.7343" calcext:value-type="float">
            <text:p>21,7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71828" calcext:value-type="float">
            <text:p>3,7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367" calcext:value-type="float">
            <text:p>4,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.43656" calcext:value-type="float">
            <text:p>5,43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7.22987" calcext:value-type="float">
            <text:p>7,22987</text:p>
          </table:table-cell>
          <table:table-cell office:value-type="float" office:value="7.19997" calcext:value-type="float">
            <text:p>7,19997</text:p>
          </table:table-cell>
          <table:table-cell office:value-type="float" office:value="0.0298977" calcext:value-type="float">
            <text:p>0,0298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1526" calcext:value-type="float">
            <text:p>10,1526</text:p>
          </table:table-cell>
          <table:table-cell office:value-type="float" office:value="10.1073" calcext:value-type="float">
            <text:p>10,1073</text:p>
          </table:table-cell>
          <table:table-cell office:value-type="float" office:value="0.0453089" calcext:value-type="float">
            <text:p>0,045308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14.947" calcext:value-type="float">
            <text:p>14,947</text:p>
          </table:table-cell>
          <table:table-cell office:value-type="float" office:value="14.9008" calcext:value-type="float">
            <text:p>14,9008</text:p>
          </table:table-cell>
          <table:table-cell office:value-type="float" office:value="0.0462014" calcext:value-type="float">
            <text:p>0,046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8038" calcext:value-type="float">
            <text:p>22,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.8337" calcext:value-type="float">
            <text:p>35,8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.3164" calcext:value-type="float">
            <text:p>57,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5.48169" calcext:value-type="float">
            <text:p>5,48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6.14148" calcext:value-type="float">
            <text:p>6,14148</text:p>
          </table:table-cell>
          <table:table-cell office:value-type="float" office:value="6.13041" calcext:value-type="float">
            <text:p>6,13041</text:p>
          </table:table-cell>
          <table:table-cell office:value-type="float" office:value="0.0110665" calcext:value-type="float">
            <text:p>0,0110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7.21757" calcext:value-type="float">
            <text:p>7,21757</text:p>
          </table:table-cell>
          <table:table-cell office:value-type="float" office:value="7.19997" calcext:value-type="float">
            <text:p>7,19997</text:p>
          </table:table-cell>
          <table:table-cell office:value-type="float" office:value="0.0176027" calcext:value-type="float">
            <text:p>0,0176027</text:p>
          </table:table-cell>
        </table:table-row>
        <table:table-row table:style-name="ro1">
          <table:table-cell table:number-columns-repeated="2" office:value-type="float" office:value="1.5" calcext:value-type="float">
            <text:p>1,5</text:p>
          </table:table-cell>
          <table:table-cell office:value-type="float" office:value="8.99371" calcext:value-type="float">
            <text:p>8,99371</text:p>
          </table:table-cell>
          <table:table-cell office:value-type="float" office:value="8.96338" calcext:value-type="float">
            <text:p>8,96338</text:p>
          </table:table-cell>
          <table:table-cell office:value-type="float" office:value="0.0303318" calcext:value-type="float">
            <text:p>0,03033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1.9127" calcext:value-type="float">
            <text:p>11,9127</text:p>
          </table:table-cell>
          <table:table-cell office:value-type="float" office:value="11.8707" calcext:value-type="float">
            <text:p>11,8707</text:p>
          </table:table-cell>
          <table:table-cell office:value-type="float" office:value="0.0419174" calcext:value-type="float">
            <text:p>0,0419174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 office:value-type="float" office:value="16.7148" calcext:value-type="float">
            <text:p>16,7148</text:p>
          </table:table-cell>
          <table:table-cell office:value-type="float" office:value="16.6642" calcext:value-type="float">
            <text:p>16,6642</text:p>
          </table:table-cell>
          <table:table-cell office:value-type="float" office:value="0.0506436" calcext:value-type="float">
            <text:p>0,05064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4.6195" calcext:value-type="float">
            <text:p>24,6195</text:p>
          </table:table-cell>
          <table:table-cell office:value-type="float" office:value="24.5672" calcext:value-type="float">
            <text:p>24,5672</text:p>
          </table:table-cell>
          <table:table-cell office:value-type="float" office:value="0.0522581" calcext:value-type="float">
            <text:p>0,052258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37.6526" calcext:value-type="float">
            <text:p>37,6526</text:p>
          </table:table-cell>
          <table:table-cell office:value-type="float" office:value="37.5971" calcext:value-type="float">
            <text:p>37,5971</text:p>
          </table:table-cell>
          <table:table-cell office:value-type="float" office:value="0.0554924" calcext:value-type="float">
            <text:p>0,0554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59.0798" calcext:value-type="float">
            <text:p>59,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.38906" calcext:value-type="float">
            <text:p>8,38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.03778" calcext:value-type="float">
            <text:p>9,03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.1073" calcext:value-type="float">
            <text:p>10,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.8707" calcext:value-type="float">
            <text:p>11,8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.7781" calcext:value-type="float">
            <text:p>14,7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9.5716" calcext:value-type="float">
            <text:p>19,5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7.4746" calcext:value-type="float">
            <text:p>27,4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.5045" calcext:value-type="float">
            <text:p>40,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1.9872" calcext:value-type="float">
            <text:p>61,987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3T22:46:58.422000000</dc:date>
    <meta:editing-duration>PT25M1S</meta:editing-duration>
    <meta:editing-cycles>1</meta:editing-cycles>
    <meta:document-statistic meta:table-count="1" meta:cell-count="190" meta:object-count="0"/>
    <meta:generator>LibreOffice/6.4.2.2$Windows_X86_64 LibreOffice_project/4e471d8c02c9c90f512f7f9ead8875b57fcb1ec3</meta:generator>
  </office:meta>
</office:document-meta>
</file>